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a93e"/>
    </style:style>
    <style:style style:name="P2" style:family="paragraph" style:parent-style-name="Standard">
      <style:text-properties style:font-name="Ubuntu" fo:font-size="18pt" officeooo:rsid="0015fb97" officeooo:paragraph-rsid="0015fb97"/>
    </style:style>
    <style:style style:name="P3" style:family="paragraph" style:parent-style-name="Standard">
      <style:text-properties officeooo:rsid="0015fb97" officeooo:paragraph-rsid="0015fb97"/>
    </style:style>
    <style:style style:name="P4" style:family="paragraph" style:parent-style-name="Standard">
      <style:text-properties officeooo:rsid="0013a93e" officeooo:paragraph-rsid="0013a93e"/>
    </style:style>
    <style:style style:name="P5" style:family="paragraph" style:parent-style-name="Standard">
      <style:paragraph-properties fo:line-height="150%"/>
      <style:text-properties style:font-name="Ubuntu" fo:font-size="15pt" officeooo:rsid="0015fb97" officeooo:paragraph-rsid="0015fb97" style:font-size-asian="15pt" style:font-size-complex="15pt"/>
    </style:style>
    <style:style style:name="P6" style:family="paragraph" style:parent-style-name="Standard">
      <style:text-properties officeooo:rsid="0018938d" officeooo:paragraph-rsid="0018938d"/>
    </style:style>
    <style:style style:name="P7" style:family="paragraph" style:parent-style-name="Standard">
      <style:paragraph-properties fo:margin-top="0in" fo:margin-bottom="0.1083in" loext:contextual-spacing="false" fo:line-height="100%"/>
      <style:text-properties style:font-name="Ubuntu" fo:font-size="14pt" officeooo:rsid="0015fb97" officeooo:paragraph-rsid="0015fb97"/>
    </style:style>
    <style:style style:name="P8" style:family="paragraph" style:parent-style-name="Standard">
      <style:paragraph-properties fo:margin-top="0in" fo:margin-bottom="0.1083in" loext:contextual-spacing="false"/>
      <style:text-properties style:font-name="Ubuntu" fo:font-size="14pt" officeooo:rsid="0018938d" officeooo:paragraph-rsid="0018938d"/>
    </style:style>
    <style:style style:name="P9" style:family="paragraph" style:parent-style-name="Table_20_Contents">
      <style:paragraph-properties fo:text-align="center" style:justify-single-word="false"/>
      <style:text-properties officeooo:rsid="0015fb97" officeooo:paragraph-rsid="0015fb97"/>
    </style:style>
    <style:style style:name="P10" style:family="paragraph" style:parent-style-name="Table_20_Contents" style:list-style-name="L1"/>
    <style:style style:name="T1" style:family="text">
      <style:text-properties officeooo:rsid="0015fb97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5fb97"/>
    </style:style>
    <style:style style:name="T4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actical Research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Task 9: Research Instrument</text:p>
      <text:p text:style-name="P1"><text:span text:style-name="T1">March 24</text:span><text:span text:style-name="T2"> 2021</text:span></text:p>
      <text:p text:style-name="P4"/>
      <text:p text:style-name="P5">Proposed Topic</text:p>
      <text:p text:style-name="P6"><text:tab/>Optimal Learning Strategy for Learning Python: A Qualitative Study on the Optimal Learning Strategy for Python Learners.</text:p>
      <text:p text:style-name="P3"/>
      <text:p text:style-name="P7">Which instrument will you use to gather data to answer your research questions? Describe the instruments.</text:p>
      <text:p text:style-name="P6"/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Research Question</text:p>
          </table:table-cell>
          <table:table-cell table:style-name="Table1.B1" office:value-type="string">
            <text:p text:style-name="P9">Interview Question / Observation Notes</text:p>
          </table:table-cell>
        </table:table-row>
        <table:table-row>
          <table:table-cell table:style-name="Table1.A4" office:value-type="string">
            <text:list xml:id="list1110049928" text:style-name="L1">
              <text:list-item>
                <text:p text:style-name="P10"/>
              </text:list-item>
            </text:list>
          </table:table-cell>
          <table:table-cell table:style-name="Table1.B4" office:value-type="string">
            <text:p text:style-name="Table_20_Contents"/>
          </table:table-cell>
        </table:table-row>
        <table:table-row>
          <table:table-cell table:style-name="Table1.A4" office:value-type="string">
            <text:list xml:id="list170845928474588" text:continue-numbering="true" text:style-name="L1">
              <text:list-item>
                <text:p text:style-name="P10"/>
              </text:list-item>
            </text:list>
          </table:table-cell>
          <table:table-cell table:style-name="Table1.B4" office:value-type="string">
            <text:p text:style-name="Table_20_Contents"/>
          </table:table-cell>
        </table:table-row>
        <table:table-row>
          <table:table-cell table:style-name="Table1.A4" office:value-type="string">
            <text:list xml:id="list170845617184619" text:continue-numbering="true" text:style-name="L1">
              <text:list-item>
                <text:p text:style-name="P10"/>
              </text:list-item>
            </text:list>
          </table:table-cell>
          <table:table-cell table:style-name="Table1.B4" office:value-type="string">
            <text:p text:style-name="Table_20_Contents"/>
          </table:table-cell>
        </table:table-row>
      </table:table>
      <text:p text:style-name="P3"/>
      <text:p text:style-name="P8">URL Link used to develop the research instrument: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4:52:43.769423314</meta:creation-date>
    <dc:title>BAG</dc:title>
    <meta:editing-duration>PT25M33S</meta:editing-duration>
    <meta:editing-cycles>2</meta:editing-cycles>
    <meta:generator>LibreOffice/6.4.6.2$Linux_X86_64 LibreOffice_project/40$Build-2</meta:generator>
    <meta:initial-creator>Ahmad Badron</meta:initial-creator>
    <dc:date>2021-03-24T17:08:44.674425131</dc:date>
    <dc:creator>Ahmad Badron</dc:creator>
    <meta:document-statistic meta:table-count="1" meta:image-count="0" meta:object-count="0" meta:page-count="1" meta:paragraph-count="12" meta:word-count="65" meta:character-count="422" meta:non-whitespace-character-count="368"/>
    <meta:template xlink:type="simple" xlink:actuate="onRequest" xlink:title="BAG" xlink:href="../../../../../../../Templates/BAG.ott" meta:date="2021-03-24T14:52:32.630154287"/>
  </office:meta>
</office:document-meta>
</file>